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15b2" officeooo:paragraph-rsid="001915b2"/>
    </style:style>
    <style:style style:name="P2" style:family="paragraph" style:parent-style-name="Text_20_body">
      <style:text-properties officeooo:paragraph-rsid="00194332"/>
    </style:style>
    <style:style style:name="P3" style:family="paragraph" style:parent-style-name="Text_20_body">
      <style:text-properties officeooo:paragraph-rsid="0019980e"/>
    </style:style>
    <style:style style:name="P4" style:family="paragraph" style:parent-style-name="Text_20_body">
      <style:text-properties officeooo:paragraph-rsid="001cc261"/>
    </style:style>
    <style:style style:name="P5" style:family="paragraph" style:parent-style-name="Text_20_body">
      <style:text-properties officeooo:paragraph-rsid="001e8234"/>
    </style:style>
    <style:style style:name="P6" style:family="paragraph" style:parent-style-name="Heading_20_1">
      <style:text-properties officeooo:paragraph-rsid="00194332"/>
    </style:style>
    <style:style style:name="P7" style:family="paragraph" style:parent-style-name="Heading_20_1">
      <style:text-properties officeooo:paragraph-rsid="0019980e"/>
    </style:style>
    <style:style style:name="P8" style:family="paragraph" style:parent-style-name="Heading_20_2">
      <style:text-properties officeooo:paragraph-rsid="0019980e"/>
    </style:style>
    <style:style style:name="P9" style:family="paragraph" style:parent-style-name="Heading_20_2">
      <style:text-properties officeooo:paragraph-rsid="001cc261"/>
    </style:style>
    <style:style style:name="P10" style:family="paragraph" style:parent-style-name="Heading_20_2">
      <style:text-properties officeooo:rsid="001915b2" officeooo:paragraph-rsid="001e8234"/>
    </style:style>
    <style:style style:name="T1" style:family="text">
      <style:text-properties officeooo:rsid="001915b2"/>
    </style:style>
    <style:style style:name="T2" style:family="text">
      <style:text-properties officeooo:rsid="00194332"/>
    </style:style>
    <style:style style:name="T3" style:family="text">
      <style:text-properties style:text-position="super 58%" officeooo:rsid="00194332"/>
    </style:style>
    <style:style style:name="T4" style:family="text">
      <style:text-properties officeooo:rsid="0019980e"/>
    </style:style>
    <style:style style:name="T5" style:family="text">
      <style:text-properties officeooo:rsid="001c5dc6"/>
    </style:style>
    <style:style style:name="T6" style:family="text">
      <style:text-properties officeooo:rsid="001cc261"/>
    </style:style>
    <style:style style:name="T7" style:family="text">
      <style:text-properties officeooo:rsid="001e5f46"/>
    </style:style>
    <style:style style:name="T8" style:family="text">
      <style:text-properties officeooo:rsid="001e8234"/>
    </style:style>
    <style:style style:name="T9" style:family="text">
      <style:text-properties officeooo:rsid="001f21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2">Janet UK Moonshot Pilot</text:span></text:p>
      <text:p text:style-name="P2"><text:span text:style-name="T2">Vulnerability report</text:span></text:p>
      <text:p text:style-name="P2"><text:span text:style-name="T2"/></text:p>
      <text:h text:style-name="P6" text:outline-level="1"><text:span text:style-name="T2">Introduction</text:span></text:h>
      <text:p text:style-name="P2"><text:span text:style-name="T2">As part of Janets research and development project “Moonshot”, a pilot DVD was released on the 8</text:span><text:span text:style-name="T3">th</text:span><text:span text:style-name="T2"> of March 2013 on their Moonshot community </text:span><text:span text:style-name="T5">web</text:span><text:span text:style-name="T2">site. </text:span><text:span text:style-name="T9">Several vulnerabilities were found on this pilot environment.</text:span></text:p>
      <text:h text:style-name="P7" text:outline-level="1"><text:span text:style-name="T4">Vulnerabilities</text:span></text:h>
      <text:h text:style-name="P8" text:outline-level="2"><text:span text:style-name="T4">AAA/H Server certificate confirmation</text:span></text:h>
      <text:p text:style-name="P3"><text:span text:style-name="T5">As the OpenSSH-moonshot client connects to the configured RADIUS server a TLS connection is being set up in the EAP-Message AVP. The user is not presented with any information about the server certificate or the server hostname in order to determine that the users credentials are being sent to the right IdP. </text:span><text:span text:style-name="T8">This voids the trust concept of a federated RADIUS network where the user is only required to trust his or her home institution. The identity file used to store the user credentials used by the Moonshot Identity Manager indicate that server certificates can be specified, but manually specifying a certificate in the identity file currently has no effect.</text:span></text:p>
      <text:h text:style-name="P9" text:outline-level="2"><text:span text:style-name="T6">User credentials stored in </text:span><text:span text:style-name="T7">clear-text</text:span></text:h>
      <text:p text:style-name="P4"><text:span text:style-name="T6">The Moonshot Identity Manager, which allows the user to store multiple identities for use in different federated services, stores this identity information (including username and password) in </text:span><text:span text:style-name="T7">clear-text</text:span><text:span text:style-name="T6"> in the users home directory in /home/&lt;user&gt;/.local/share/moonshot-ui/identities.txt</text:span></text:p>
      <text:h text:style-name="P10" text:outline-level="2"><text:span text:style-name="T8">Real username sent in outer-tunnel</text:span></text:h>
      <text:p text:style-name="P5"><text:span text:style-name="T8">The username of the person trying to login to the OpenSSH-moonshot server is being transmitted in clear-text in the Access-Accept message of the RADIUS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7:26:43.32</meta:creation-date>
    <dc:date>2013-04-06T16:47:36.21</dc:date>
    <meta:editing-duration>PT37M6S</meta:editing-duration>
    <meta:editing-cycles>7</meta:editing-cycles>
    <meta:generator>LibreOffice/4.0.1.2$Windows_x86 LibreOffice_project/84102822e3d61eb989ddd325abf1ac077904985</meta:generator>
    <meta:document-statistic meta:table-count="0" meta:image-count="0" meta:object-count="0" meta:page-count="1" meta:paragraph-count="11" meta:word-count="225" meta:character-count="1500" meta:non-whitespace-character-count="1286"/>
  </office:meta>
</office:document-meta>
</file>